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ANCIACIÓN BÁS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tación fundacional.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ndo soci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undadores/asociados por desembolsos no exigido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Fundadores, por desembolsos no exigido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sociados, por desembolsos no exigido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undadores/asociados por aportaciones no dinerarias pendiente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Fundadores, por aportaciones no dinerarias pendiente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Asociados por aportaciones no dinerarias pendient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cciones o participaciones propias en situaciones especial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cciones o participaciones propias para reducción de capit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a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ima de emisión o asunció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tros instrumentos de patrimonio net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erva leg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servas voluntaria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ervas especiale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servas por pérdidas y ganancias actuariales y otros ajuste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portaciones de socios o propietario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iferencias por ajuste del capital a euro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EDENTES PENDIENTES DE APLICACIÓ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manen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cedentes negativos de ejercicios anterior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cedente del ejercici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VENCIONES, DONACIONES, LEGADOS Y OTROS AJUSTES POR CAMBIOS DE VALO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bvenciones oficiales de capital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ubvenciones del Estado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ubvenciones de otras Administraciones Pública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naciones y legados de capita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tras subvenciones, donaciones y legad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Otras subvenciones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Otras donaciones y legados.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justes por valoración en activos financieros disponibles para la vent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peraciones de cobertur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iferencias de conversió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justes por valoración en activos no corrientes y grupos enajenables de elementos mantenidos para la vent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gresos fiscales a distribuir en varios ejercici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vision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rovisión por retribuciones a LP al person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visión para impuesto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ovisión para otras responsabilidad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rovisión por desmantelamiento, retiro o rehabilitación del inmovilizad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ovisión para actuaciones medioambiental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ovisión para reestructuracion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rovisión por transacciones con pagos basados en instrumentos de patrimoni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das a largo plazo con características especial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ciones o participaciones a largo plazo consideradas como pasivos financiero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sembolsos no exigidos por acciones o participaciones consideradas como pasivos financiero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portaciones no dinerarias pendientes por acciones o participaciones consideradas como pasivos financiero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udas a largo plazo con partes vinculada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udas a largo plazo con entidades de crédito vinculada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oveedores de inmovilizado a largo plazo, partes vinculada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reedores por arrendamiento financiero a largo plazo, partes vinculada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tras deudas a largo plazo con partes vinculad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das a largo plazo por préstamos recibidos, empréstitos y otros concepto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udas a largo plazo con entidades de crédit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udas a largo plaz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udas a largo plazo transformables en subvenciones, donaciones y legado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veedores de inmovilizado a largo plaz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creedores por arrendamiento financiero a largo plaz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fectos a pagar a largo plaz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sivos por derivados financieros a largo plaz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bligaciones y bono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bligaciones y bonos convertible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udas representadas en otros valores negociabl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sivos por fianzas, garantías y otros conceptos a LP 180 Fianzas recibidas a largo plaz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ticipos recibidos por ventas o prestaciones de servicios a largo plaz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pósitos recibidos a largo plaz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arantías financieras a largo plaz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tuaciones transitorias de financiació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cciones o participaciones emitida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scriptores de accion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pital emitido pendiente de inscripció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cciones o participaciones emitidas consideradas como pasivos financiero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uscriptores de acciones consideradas como pasivos financiero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cciones o participaciones emitidas consideradas como pasivos financieros pendientes de inscrip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MOVILIZACIONES INTANGIBL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vestigació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oncesiones administrativa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piedad industri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ndo de comerci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echos de traspas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plicaciones informática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erechos sobre activos cedidos en uso.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ticipos para inmovilizaciones intangibl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movilizaciones material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renos y bienes natural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nstruccion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nstalaciones técnica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quinari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tillaj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tras instalacione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obiliari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quipos para procesos de informació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lementos de transport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tro inmovilizado materi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ersiones inmobiliaria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versiones en terrenos y bienes natural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nversiones en construccion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movilizaciones materiales en curs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daptación de terrenos y bienes natural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nstrucciones en curs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stalaciones técnicas en montaj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quinaria en montaj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quipos para procesos de información en montaj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ticipos para inmovilizaciones material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versiones financieras a LP en partes vinculadas</text:p>
          </table:table-cell>
        </table:table-row>
        <table:table-row table:style-name="ro1">
          <table:table-cell office:value-type="string" calcext:value-type="string">
            <text:p>24.</text:p>
          </table:table-cell>
          <table:table-cell office:value-type="string" calcext:value-type="string">
            <text:p>BIENES DEL PATRIMONIO HISTÓRIC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ienes inmuebles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Monumentos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Jardines históricos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Conjuntos históricos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Sitios históricos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Zonas arqueológica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rchivo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iblioteca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useo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ienes mueble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nticipos sobre bienes del Patrimonio Histórico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Anticipos sobre bienes inmuebles del Patrimonio Histórico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Anticipos sobre archivos del Patrimonio Histórico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Anticipos sobre bibliotecas del Patrimonio Histórico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Anticipos sobre museos del Patrimonio Histórico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Anticipos sobre bienes muebles del Patrimonio Históric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tras inversiones financieras a largo plaz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versiones financieras a largo plazo en instrumentos de patrimoni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lores representativos de deuda a largo plaz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réditos a largo plaz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réditos a largo plazo por enajenación de inmovilizad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réditos a largo plazo al person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ctivos por derivados financieros a largo plaz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erechos de reembolso derivados de contratos de seguro relativos a retribuciones a LP al person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mposiciones a largo plaz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esembolsos pendientes sobre participaciones en el patrimonio neto a LP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anzas y depósitos constituidos a largo plaz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ianzas constituidas a largo plaz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pósitos constituidos a largo plaz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ORTIZACIÓN ACUMULADA DEL INMOVILIZADO Y OTRAS CUENTAS CORRECTORA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mortización acumulada del inmovilizado intangible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Amortización acumulada de derechos sobre activos cedidos en us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mortización acumulada del inmovilizado materi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mortización acumulada de las inversiones inmobiliaria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esiones de uso sin contraprestación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Cesiones de uso del inmovilizado intangible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Cesiones de uso del inmovilizado material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Cesiones de uso de las inversiones inmobiliaria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ERIORO DE VALOR DE ACTIVOS NO CORRIENTE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terioro de valor del inmovilizado intangible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Deterioro de valor de derechos sobre activos cedidos en us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eterioro de valor del inmovilizado materi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eterioro de valor de las inversiones inmobiliaria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terioro de valor de participaciones a largo plazo en partes vinculada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eterioro de valores representativos de deuda a largo plazo de partes vinculada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terioro de valor de créditos a largo plazo a partes vinculada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terioro de valor de valores representativos de deuda a largo plaz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eterioro de valor de créditos a largo plaz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terioro de valor de bienes del Patrimonio Histórico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Deterioro de valor de bienes inmuebles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Deterioro de valor de archivos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Deterioro de valor de bibliotecas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Deterioro de valor de Museos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Deterioro de valor de bienes muebl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ISTENCIA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ENES DESTINADOS A LA ACTIVIDA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ercaderías 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ercaderías 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terias prima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terias primas 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terias primas 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ros aprovisionamiento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lementos y conjuntos incorporabl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ombustibl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puesto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riales diverso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mbalaje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nvase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rial de ofici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ductos en curs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roductos en curso 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roductos en curso 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ductos semiterminado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oductos semiterminados 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oductos semiterminados 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ctos terminado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oductos terminados 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roductos terminados 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productos, residuos y materiales recuperado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ubproductos 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ubproductos B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esiduos 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esiduos B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teriales recuperados 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teriales recuperados 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terioro de valor de las existencia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eterioro de valor de <text:s/>bienes destinados a la actividad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eterioro de valor de las materias prima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eterioro de valor de otros aprovisionamiento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eterioro de valor de los productos en curs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eterioro de valor de los productos semiterminado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eterioro de valor de los productos terminado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eterioro de valor de los subproductos, residuos y materiales recuperad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REEDORES Y DEUDORES POR OPERACIONES DE LA ACTIVIDA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oveedores, efectos comerciales a paga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roveedores, empresas del grupo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oveedores, empresas asociada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oveedores, otras partes vinculada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nvases y embalajes a devolver a proveedore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ticipos a proveedor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NEFICIARIOS Y ACREEDORES VARIO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creedores por prestaciones de servicio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creedores, efectos comerciales a pagar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eneficiarios, acreedore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creedores por operaciones en comú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lientes, efectos comerciales a cobrar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lientes, operaciones de “factoring”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lientes, empresas del grup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lientes, empresas asociada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lientes, otras partes vinculada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lientes de dudoso cobr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nvases y embalajes a devolver por cliente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ticipos de clien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SUARIOS Y DEUDORES VARIO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eudore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Deudores, efectos comerciales a cobrar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udores de dudoso cobro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Usuarios, deudore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atrocinadores, afiliados y otros deudores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Patrocinadores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Afiliados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Otros deudore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eudores por operaciones en comú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nticipos de remuneracione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Entregas para gastos a justificar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emuneraciones pendientes de pag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emuneraciones mediante sistemas de aportación definida pendientes de pag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MINISTRACIONES PÚBLICA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acienda Pública, deudora por diversos conceptos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Hacienda Publica, deudora por colaboración en la <text:s/>entrega <text:s/>y distribución de subvenciones (art. 12 Ley de Subvenciones)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Organismos de la Seguridad Social, deudore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cienda pública, IVA soportado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acienda pública, retenciones y pagos a cuent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ctivos por impuesto diferid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acienda Pública, acreedora por conceptos fiscales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Hacienda <text:s/>Pública, <text:s/>acreedora <text:s/>por <text:s/>subvenciones <text:s/>recibidas <text:s/>en concepto de entidad colaboradora (art.12 Ley de Subvenciones))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rganismos de la Seguridad Social, acreedore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Hacienda pública, IVA repercutid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asivos por diferencias temporarias imponibl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justes por periodificació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astos anticipado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ngresos anticipado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TERIORO DE VALOR DE CRÉDITOS POR OPERACIONES DE LA ACTIVIDAD Y PROVISIONES A CORTO PLAZ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terioro de valor de créditos por operaciones de la actividad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terioro <text:s/>de <text:s/>valor <text:s/>de <text:s/>créditos <text:s/>por operaciones de la actividad con partes vinculada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Deterioro de valor de créditos <text:s/>de usuarios, patrocinadores, afiliados y otros deudore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rovisiones por operaciones de la activid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NTAS FINANCIERA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mpréstitos, deudas con características especiales y otras emisiones análogas a corto plaz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Obligaciones y bonos a corto plaz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bligaciones y bonos convertibles a corto plaz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ciones o participaciones a corto plazo consideradas como pasivos financiero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eudas representadas en otros valores negociables a corto plaz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ntereses a corto plazo de empréstitos y otras emisiones análoga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alores negociables amortizado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udas a corto plazo con partes vinculada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udas a corto plazo con entidades de crédito vinculada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roveedores de inmovilizado a corto plazo, partes vinculada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creedores por arrendamiento financiero, partes vinculada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tras deudas a corto plazo con partes vinculada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ntereses a corto plazo de deudas con partes vinculada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udas a corto plazo por préstamos recibidos y otros concepto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udas a corto plazo con entidades de crédit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eudas a corto plaz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Deudas a corto plazo transformables en subvenciones, donaciones y legado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roveedores de inmovilizado a corto plaz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Acreedores por arrendamiento financiero a corto plaz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fectos a pagar a corto plaz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ividendo activo a pagar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ntereses a corto plazo de deudas con entidades de crédit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ntereses a corto plazo de deuda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rovisiones a corto plaz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versiones financieras a corto plazo en partes vinculada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articipaciones a corto plazo en partes vinculada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alores representativos de deuda a corto plazo de partes vinculada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réditos a corto plazo a partes vinculada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ntereses a corto plazo de valores representativos de deudas de partes vinculada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ntereses a corto plazo de créditos a partes vinculada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ividendo a cobrar de inversiones financieras en partes vinculada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esembolsos pendientes sobre participaciones a corto plazo en partes vinculadas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ras inversiones financieras a corto plazo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nversiones financieras a corto plazo en instrumentos de patrimoni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Valores representativos de deuda a corto plaz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réditos a corto plaz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réditos a corto plazo por enajenación de inmovilizad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réditos a corto plazo al persona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ividendo a cobrar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ntereses a corto plazo de valores representativos de deud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tereses a corto plazo de crédito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mposiciones a corto plaz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esembolsos pendientes sobre participaciones en el patrimonio neto a corto plaz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TRAS CUENTAS NO BANCARIA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itular de la explotaci6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uenta corriente con patronos y otro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uenta corriente con otras perso nas y entidades vinculada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uentas corrientes en fusiones y escisione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uenta corriente con uniones temporales de empresas y comunidades de biene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artidas pendientes de aplicación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esembolsos exigidos sobre participaciones en el patrimonio net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ividendo activo a cuent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undadores y asociados por desembolsos exigido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Derivados financieros a corto plaz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anzas y depósitos recibidos y constituidos a corto plazo y ajustes por periodificació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ianzas recibidas a corto plaz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pósitos recibidos a corto plaz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ianzas constituidas a corto plaz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pósitos constituidos a corto plaz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ntereses pagados por anticipad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ntereses cobrados por anticipado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antías financieras a corto plaz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sorerí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ja, euro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ja, moneda extranjer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Bancos e instituciones de crédito c/c vista, euro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ancos e instituciones de crédito c/c vista, moneda extranjer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ancos e instituciones de crédito, cuentas de ahorro, euro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Bancos e instituciones de crédito, cuentas de ahorro, moneda extranjera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Inversiones a corto plazo de gran liquidez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tivos no corrientes mantenidos para la venta y pasivos asociado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movilizad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versiones con personas y entidades vinculada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nversiones financiera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Existencias, deudores comerciales y otras cuentas a cobrar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Otros activo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rovisione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eudas con características especiale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eudas con personas y entidades vinculada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creedores comerciales y otras cuentas a pagar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Otros pasivo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terioro del valor de inversiones financieras a corto plazo y de activos no corrientes mantenidos para la venta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eterioro de valor de participaciones a corto plazo en partes vinculada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eterioro de valor de valores representativos de deuda a corto plazo de partes vinculada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eterioro de valor de créditos a corto plazo a partes vinculada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eterioro de valor de valores representativos de deuda a corto plaz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terioro de valor de créditos a corto plaz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terioro de valor de activos no corrientes mantenidos para la ven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RAS Y GASTO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MPRA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ompras de bienes destinados a la actividad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ompras de materias prima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mpras de otros aprovisionamiento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Descuentos sobre compras por pronto pago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Descuentos sobre compras por pronto pago de bienes destinados a la activida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rabajos realizados por otras empresa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evoluciones de compras y operaciones similares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Devoluciones de compras de bienes destinados a la actividad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appels por compras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Rappels por compras de bienes destinados a la activida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ariación de existencias de bienes destinados a la actividad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ariación de existencias de materias prima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ariación de existencias de otros aprovisionamiento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rvicios exteriore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astos en investigación y desarrollo del ejercici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rrendamientos y cánone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eparaciones y conservación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rvicios de profesionales independiente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Transporte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rimas de seguro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rvicios bancarios y similare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ublicidad, propaganda y relaciones pública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uministro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tros servicio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buto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mpuesto sobre beneficio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Otros tributo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Ajustes negativos en la imposición sobre beneficio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justes negativos en la imposición indirec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evolución de impuesto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justes positivos en la imposición sobre beneficio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justes positivos en la imposición indirect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stos de persona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ueldos y salario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Indemnizacione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guridad Social a cargo de la empres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tribuciones a largo plazo mediante sistemas de aportación definid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Retribuciones a largo plazo mediante sistemas de prestación definida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etribuciones al personal mediante instrumentos de patrimoni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Otros gastos social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YUDAS MONETARIAS DE LA ENTIDAD Y OTROS GASTOS DE GESTIÓN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yudas monetarias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Ayudas monetarias individuales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Ayudas monetarias a entidades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Ayudas monetarias realizadas a través de otras entidades o centros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Ayudas monetarias de cooperación internacional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yudas no monetarias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Ayudas no monetarias individuales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Ayudas no monetarias a entidades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Ayudas no monetarias <text:s/>realizadas a través de otras entidades o centros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Ayudas no monetarias de cooperación internacional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ompensación de gastos por prestaciones de colaboración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Reembolsos de gastos al órgano de gobierno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érdidas de créditos incobrables derivados de la actividad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string" calcext:value-type="string">
            <text:p>Beneficio transferido (gestor)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Pérdida soportada (partícipe o asociado no gestor)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eintegro de subvenciones, donaciones y legados recibidos, afectos a la actividad propia de la entida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Otras pérdidas en gestión corrien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stos financiero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astos financieros por actualización de provisione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ntereses de obligaciones y bono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Intereses de deuda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érdidas por valoración de instrumentos financieros por su valor razonab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ntereses por descuento de efectos y operaciones de “factoring”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érdidas en participaciones y valores representativos de deud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érdidas de créditos no comerciale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Diferencias negativas de cambi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Otros gastos financier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ÉRDIDAS PROCEDENTES DE ACTIVOS NO CORRIENTES Y GASTOS EXCEPCIONALE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érdidas procedentes de inmovilizado intangib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érdidas procedentes del inmovilizado material y de bienes del Patrimonio Histórico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érdidas procedentes de las inversiones inmobiliaria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érdidas procedentes de participaciones a largo plazo en partes vinculada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érdidas por operaciones con obligaciones propia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astos excepcional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taciones para amortizacione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mortización del inmovilizado intangib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mortización del inmovilizado material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mortización de las inversiones inmobiliaria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ÉRDIDAS POR DETERIORO Y OTRAS DOTACIONES La cuenta 691, 694 y 695 pasan a denominarse: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érdidas por deterioro del inmovilizado intangib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érdidas por deterioro del inmovilizado material y de bienes del Patrimonio Histórico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string" calcext:value-type="string">
            <text:p>Pérdidas por deterioro del inmovilizado material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string" calcext:value-type="string">
            <text:p>Pérdidas por deterioro de bienes del Patrimonio Histórico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érdidas por deterioro de las inversiones inmobiliaria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érdidas por deterioro de existencia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érdidas por deterioro de créditos por operaciones de la actividad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otación a la provisión por operaciones de la actividad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érdidas por deterioro de participaciones y valores representativos de deuda a largo plazo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érdidas por deterioro de créditos a largo plazo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érdidas por deterioro de participaciones y valores representativos de deuda a corto plazo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érdidas por deterioro de créditos a corto plaz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TAS E INGRESO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ntas de mercaderías, de producción propia, de servicios, etc.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Ventas de mercadería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entas de productos terminado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Ventas de productos semiterminado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entas de subproductos y residuo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Ventas de envases y embalaje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restación de servicio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escuentos sobre ventas por pronto pago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Devoluciones de ventas y operaciones similares.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«Rappels» sobre ventas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Variación de existencias de productos en curs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ariación de existencias de productos semiterminado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Variación de existencias de productos terminado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Variación de existencias de subproductos, residuos y materiales recuperado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GRESOS PROPIOS DE LA ENTIDAD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uotas de asociados y afiliado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uotas de usuario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romociones para captación de recurso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ngresos de patrocinadores y colaboracion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string" calcext:value-type="string">
            <text:p>Patrocinio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Patrocinio publicitario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Colaboraciones empresariale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ngresos por reintegro de ayudas y asignacione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abajos realizados para la empres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Trabajos realizados para el inmovilizado intangib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rabajos realizados p ara el inmovilizado material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abajos realizados en inversiones inmobiliaria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rabajos realizados para el inmovilizado material en curs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BVENCIONES, DONACIONES Y LEGADO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ubvenciones a la actividad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ubvenciones del capital transferidas al excedente del ejercici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onaciones y legados de capital transferidas al excedente del ejercici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naciones y legados transferidos al excedente del ejercici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Otras subvenciones transferidas al excedente del ejercici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tros ingresos de gestió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ngresos por arrendamiento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ngresos de propiedad industrial cedida en explotació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Ingresos por comisione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Ingresos por servicios al persona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ngresos por servicios divers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gresos financiero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Ingresos de participaciones en instrumentos de patrimonio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ngresos de valores representativos de deud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Ingresos de crédito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Beneficios por valoración de instrumentos financieros por su valor razonabl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Beneficios en participaciones y valores representativos de deud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iferencias positivas de cambi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Otros ingresos financier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NEFICIOS <text:s/>PROCEDENTES DE ACTIVOS NO CORRIENTES E INGRESOS EXCEPCIONALE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eneficios procedentes de inmovilizado intangibl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eneficios procedentes del inmovilizado material y de bienes de Patrimonio Históric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eneficios procedentes de las inversiones inmobiliaria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Beneficios procedentes de participaciones a largo plazo en partes vinculada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iferencia negativa en combinaciones de negocio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Beneficios por operaciones con obligaciones propia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Ingresos excepcionale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CESOS Y APLICACIONES DE PROVISIONES Y DE PÉRDIDAS POR DETERIOR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eversión del deterioro del inmovilizado intangib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Reversión del deterioro del inmovilizado material y de bienes del Patrimonio Histórico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eversión del deterioro de las inversiones inmobiliaria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eversión del deterioro de existencia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eversión del deterioro de créditos por operaciones de la actividad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xceso de provisiones.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eversión del deterioro de participaciones y valores representativos de deuda a largo plazo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eversión del deterioro de créditos a largo plazo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eversión del deterioro de participaciones y valores representativos de deuda a corto plazo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versión del deterioro de créditos a corto plaz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STOS IMPUTADOS AL PATRIMONIO NET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stos financieros por valoración de activos y pasivo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érdidas en activos financieros disponibles para la vent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Transferencia de beneficios en activos financieros disponibles para la vent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stos en operaciones de cobertura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érdidas por coberturas de flujos de efectivo.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Pérdidas por coberturas de inversiones netas en un negocio en el extranjer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ransferencia de beneficios por coberturas de flujos de efectiv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Transferencia de beneficios por coberturas de inversiones netas en un negocio en el extranjer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stos por diferencias de conversión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iferencias de conversión negativas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ransferencia de diferencias de conversión positiva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puesto sobre beneficios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mpuesto sobre beneficios.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Ajustes negativos en la imposición sobre beneficios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Ingresos fiscales por diferencias permanente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ngresos fiscales por deducciones y bonificacione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ransferencia de diferencias permanente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Transferencia de deducciones y bonificacione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justes positivos en la imposición sobre beneficio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ANSFERENCIAS DE SUBVENCIONES, DONACIONES Y LEGADO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Transferencia de subvenciones oficiales de capital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ransferencia de donaciones y legados de capital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Transferencias de otras subvenciones, donaciones y legados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string" calcext:value-type="string">
            <text:p>Transferencias de otras subvenciones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Transferencias de otras donaciones y legado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stos por pérdidas actuariales y ajustes en los activos por retribuciones a largo plazo de prestación definid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érdidas actuariales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justes negativos en activos por retribuciones a largo plazo de prestación definid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stos por activos no corrientes en vent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Pérdidas en activos no corrientes y grupos enajenables de elementos mantenidos para la vent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Transferencia de beneficios en activos no corrientes y grupos enajenables de elementos mantenidos para la vent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stos de participaciones en empresas del grupo o asociadas con ajustes valorativos positivos previo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Deterioro de participaciones en el patrimonio, empresas del grupo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eterioro de participaciones en el patrimonio, empresas asociad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GRESOS IMPUTADOS AL PATRIMONIO NET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gresos financieros por valoración de activos y pasivo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eneficios en activos financieros disponibles para la vent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ansferencia de pérdidas de activos financieros disponibles para la ven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gresos en operaciones de cobertur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Beneficios por coberturas de flujos de efectivo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eneficios por coberturas de una inversión neta en un negocio en el extranjero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ransferencia de pérdidas por coberturas de flujos de efectivo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Transferencia de pérdidas por coberturas de una inversión neta en un negocio en el extranjer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gresos por diferencias de conversión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Diferencias de conversión positiva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ransferencia de diferencias de conversión negativ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GRESOS POR SUBVENCIONES, DONACIONES Y LEGADOS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Ingresos de subvenciones oficiales de capital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Ingresos de donaciones y legados de capital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ngresos de otras subvenciones, donaciones y legados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Ingresos de otras subvenciones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Ingresos de otras donaciones y legado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gresos por ganancias actuariales y ajustes en los activos por retribuciones a largo plazo de prestación definid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Ganancias actuariale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justes positivos en activos por retribuciones a largo plazo de prestación definid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ngresos por activos no corrientes en venta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Beneficios en activos no corrientes y grupos enajenables de elementos mantenidos para la vent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ransferencia de pérdidas en activos no corrientes y grupos enajenables de elementos mantenidos para la vent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resos de participaciones en empresas del grupo o asociadas con ajustes valorativos negativos previo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ecuperación de ajustes valorativos negativos previos, empresas del grupo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ecuperación de ajustes valorativos negativos previos, empresas asociada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ransferencia por deterioro de ajustes valorativos negativos previos, empresas del grupo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Transferencia por deterioro de ajustes valorativos negativos previos, empresas asocia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18:52:59.553197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5:05:05.448103246</meta:creation-date>
    <dc:date>2015-01-15T18:56:12.922172885</dc:date>
    <meta:editing-duration>PT3M44S</meta:editing-duration>
    <meta:editing-cycles>2</meta:editing-cycles>
    <meta:generator>LibreOffice/4.3.3.2$Linux_X86_64 LibreOffice_project/430m0$Build-2</meta:generator>
    <meta:document-statistic meta:table-count="1" meta:cell-count="1170" meta:object-count="0"/>
  </office:meta>
</office:document-meta>
</file>